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1"/>
    <style:font-face style:name="Helvetica" svg:font-family="Helvetica, Helvetica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44.7mm"/>
    </style:style>
    <style:style style:name="co3" style:family="table-column">
      <style:table-column-properties fo:break-before="auto" style:column-width="42.33mm"/>
    </style:style>
    <style:style style:name="co4" style:family="table-column">
      <style:table-column-properties fo:break-before="auto" style:column-width="61.12mm"/>
    </style:style>
    <style:style style:name="co5" style:family="table-column">
      <style:table-column-properties fo:break-before="auto" style:column-width="66.71mm"/>
    </style:style>
    <style:style style:name="co6" style:family="table-column">
      <style:table-column-properties fo:break-before="auto" style:column-width="40.23mm"/>
    </style:style>
    <style:style style:name="co7" style:family="table-column">
      <style:table-column-properties fo:break-before="auto" style:column-width="37.84mm"/>
    </style:style>
    <style:style style:name="co8" style:family="table-column">
      <style:table-column-properties fo:break-before="auto" style:column-width="56.62mm"/>
    </style:style>
    <style:style style:name="co9" style:family="table-column">
      <style:table-column-properties fo:break-before="auto" style:column-width="89.34mm"/>
    </style:style>
    <style:style style:name="co10" style:family="table-column">
      <style:table-column-properties fo:break-before="auto" style:column-width="30.69mm"/>
    </style:style>
    <style:style style:name="co11" style:family="table-column">
      <style:table-column-properties fo:break-before="auto" style:column-width="22.49mm"/>
    </style:style>
    <style:style style:name="co12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ce3" style:family="table-cell" style:parent-style-name="Default">
      <style:table-cell-properties fo:border="0.06pt solid #000000"/>
      <style:text-properties style:font-name="Calibri" fo:font-size="11pt" style:font-size-asian="11pt" style:font-size-complex="11pt"/>
    </style:style>
    <style:style style:name="ce4" style:family="table-cell" style:parent-style-name="Default">
      <style:table-cell-properties fo:border="0.06pt solid #000000"/>
      <style:text-properties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none" style:country-asian="none" style:font-style-asian="normal" style:font-weight-asian="normal" style:font-name-complex="Helvetic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Calibri" fo:font-size="11pt" fo:language="none" fo:country="none" style:font-size-asian="11pt" style:language-asian="none" style:country-asian="none" style:font-size-complex="11pt" style:language-complex="none" style:country-complex="none"/>
    </style:style>
    <style:style style:name="ce3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Calibri" fo:font-size="11pt" fo:language="none" fo:country="none" style:font-name-asian="Helvetica" style:font-size-asian="11pt" style:language-asian="none" style:country-asian="none" style:font-name-complex="Helvetica" style:font-size-complex="11pt" style:language-complex="none" style:country-complex="none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 fo:font-size="11pt" style:font-size-asian="11pt" style:font-size-complex="11pt"/>
    </style:style>
    <style:style style:name="T1" style:family="text">
      <style:text-properties fo:color="#000000" fo:font-size="8pt" style:font-size-asian="8pt" style:font-size-complex="8pt"/>
    </style:style>
  </office:automatic-styles>
  <office:body>
    <office:spreadsheet>
      <table:calculation-settings table:case-sensitive="false" table:search-criteria-must-apply-to-whole-cell="false"/>
      <table:table table:name="cct_commands-MicroHard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number-columns-repeated="1013" table:default-cell-style-name="ce38"/>
        <table:table-column table:style-name="co12" table:default-cell-style-name="ce38"/>
        <table:table-row table:style-name="ro1">
          <table:table-cell table:style-name="ce22" office:value-type="string" calcext:value-type="string">
            <text:p>Команда (HEX)</text:p>
          </table:table-cell>
          <table:table-cell table:style-name="ce22" office:value-type="string" calcext:value-type="string">
            <text:p>Размер параметра команды (DEC)</text:p>
          </table:table-cell>
          <table:table-cell table:style-name="ce22" office:value-type="string" calcext:value-type="string">
            <text:p>Тип параметра команды</text:p>
          </table:table-cell>
          <table:table-cell table:style-name="ce22" office:value-type="string" calcext:value-type="string">
            <text:p>Значения параметра команды (DEC)</text:p>
          </table:table-cell>
          <table:table-cell table:style-name="ce22" office:value-type="string" calcext:value-type="string">
            <text:p>Описание команды</text:p>
          </table:table-cell>
          <table:table-cell table:style-name="ce22" office:value-type="string" calcext:value-type="string">
            <text:p>Размер параметра ответа (DEC)</text:p>
          </table:table-cell>
          <table:table-cell table:style-name="ce22" office:value-type="string" calcext:value-type="string">
            <text:p>Тип параметра ответа</text:p>
          </table:table-cell>
          <table:table-cell table:style-name="ce22" office:value-type="string" calcext:value-type="string">
            <text:p>Значения параметра ответа (DEC)</text:p>
          </table:table-cell>
          <table:table-cell table:style-name="ce22" office:value-type="string" calcext:value-type="string">
            <text:p>Описание ответа</text:p>
          </table:table-cell>
          <table:table-cell table:style-name="ce22" office:value-type="string" calcext:value-type="string">
            <text:p>Комментарии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</text:p>
          </table:table-cell>
          <table:table-cell table:number-columns-repeated="3"/>
          <table:table-cell table:style-name="ce4" office:value-type="string" calcext:value-type="string">
            <text:p>Simple poll (ACK reply if successful)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fd</text:p>
          </table:table-cell>
          <table:table-cell table:number-columns-repeated="3"/>
          <table:table-cell table:style-name="ce4" office:value-type="string" calcext:value-type="string">
            <text:p>Address poll 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4"/>
          <table:table-cell table:style-name="ce4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evice addr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6</text:p>
          </table:table-cell>
          <table:table-cell table:number-columns-repeated="3"/>
          <table:table-cell office:value-type="string" calcext:value-type="string">
            <text:p>Request manufacturer ID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manufacturer str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3"/>
          <table:table-cell table:style-name="ce4" office:value-type="string" calcext:value-type="string">
            <text:p>Request equipment category ID 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4"/>
          <table:table-cell table:style-name="ce4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type str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3"/>
          <table:table-cell table:style-name="ce4" office:value-type="string" calcext:value-type="string">
            <text:p>Request product code 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4"/>
          <table:table-cell table:style-name="ce4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product c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3"/>
          <table:table-cell table:style-name="ce4" office:value-type="string" calcext:value-type="string">
            <text:p>Request serial number 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4"/>
          <table:table-cell table:style-name="ce4"/>
          <table:table-cell office:value-type="string" calcext:value-type="string">
            <text:p>3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evice serial numb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3"/>
          <table:table-cell table:style-name="ce4" office:value-type="string" calcext:value-type="string">
            <text:p>Request software revision 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4"/>
          <table:table-cell table:style-name="ce4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vice software vers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9</text:p>
          </table:table-cell>
          <table:table-cell table:number-columns-repeated="3"/>
          <table:table-cell table:style-name="ce4" office:value-type="string" calcext:value-type="string">
            <text:p>Request Payout Hi-Lo status 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4"/>
          <table:table-cell table:style-name="ce4"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4" office:value-type="string" calcext:value-type="string">
            <text:p>status and the presence of sensors of minimum and maximum 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4" office:value-type="string" calcext:value-type="string">
            <text:p>Bit0=1 Coins do NOT overtake the minimum sensor (if=0 they overtake) 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4" office:value-type="string" calcext:value-type="string">
            <text:p>Bit1=1 Coins do NOT overtake the maximum sensor (if=0 they overtake) 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4" office:value-type="string" calcext:value-type="string">
            <text:p>Bit2=1 Minimum sensor present (if=0 absent) 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4" office:value-type="string" calcext:value-type="string">
            <text:p>Bit3=1 Maximum sensor present (if= absent ) 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4" office:value-type="string" calcext:value-type="string">
            <text:p>Bit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4" office:value-type="string" calcext:value-type="string">
            <text:p>Bit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4" office:value-type="string" calcext:value-type="string">
            <text:p>Bit6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4" office:value-type="string" calcext:value-type="string">
            <text:p>Bit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</text:p>
          </table:table-cell>
          <table:table-cell table:number-columns-repeated="3"/>
          <table:table-cell table:style-name="ce4" office:value-type="string" calcext:value-type="string">
            <text:p>Read Opto States 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6" office:value-type="string" calcext:value-type="string">
            <text:p>status Byte of optical sensors 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Bit 0: M1 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Bit 1: M2 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Bit 2: M3 return into hopper 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Bit 3: LB5 right storage position 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Bit 4: LB4 left storage position 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Bit 5: LB2 supply exit coin 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Bit 6: LB3 coin recover 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4" office:value-type="string" calcext:value-type="string">
            <text:p>Bit 7: NU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7</text:p>
          </table:table-cell>
          <table:table-cell table:style-name="ce3" table:number-columns-repeated="3"/>
          <table:table-cell table:style-name="ce4" office:value-type="string" calcext:value-type="string">
            <text:p>Modify inhibit mask 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4" office:value-type="string" calcext:value-type="string">
            <text:p>inhibit mask byte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3" office:value-type="string" calcext:value-type="string">
            <text:p>ACK reply if successful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Bit0=1 Enable channel 1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ACK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Bit1=1 Enable channel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it2=1 Enable channel 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it3=1 Enable channel 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it4=1 Enable channel 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it5=1 Enable channel 6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it6=1 Enable channel 7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it7=1 Enable channel 8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4" office:value-type="string" calcext:value-type="string">
            <text:p>inhibit mask byte 2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Bit0=1 Enable channel 9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it1=1 Enable channel 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it2=1 Enable channel 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it3=1 Enable channel 1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it4=1 Enable channel 1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it5=1 Enable channel 1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it6=1 Enable channel 1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it7=1 Enable channel 1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3"/>
          <table:table-cell table:style-name="ce4" office:value-type="string" calcext:value-type="string">
            <text:p>Request inhibit mask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4" office:value-type="string" calcext:value-type="string">
            <text:p>inhibit mask, byte 1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it0=1 Enable channel 1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it1=1 Enable channel 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it2=1 Enable channel 3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it3=1 Enable channel 4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it4=1 Enable channel 5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it5=1 Enable channel 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it6=1 Enable channel 7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it7=1 Enable channel 8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4" office:value-type="string" calcext:value-type="string">
            <text:p>inhibit mask, byte 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it0=1 Enable channel 9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it1=1 Enable channel 1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it2=1 Enable channel 11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it3=1 Enable channel 1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it4=1 Enable channel 13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it5=1 Enable channel 14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it6=1 Enable channel 15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it7=1 Enable channel 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5</text:p>
          </table:table-cell>
          <table:table-cell table:number-columns-repeated="3"/>
          <table:table-cell table:style-name="ce4" office:value-type="string" calcext:value-type="string">
            <text:p>Calculate ROM checksum 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3</text:p>
          </table:table-cell>
          <table:table-cell office:value-type="string" calcext:value-type="string">
            <text:p>numb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3"/>
          <table:table-cell table:style-name="ce4" office:value-type="string" calcext:value-type="string">
            <text:p>Request address mode 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32" office:value-type="string" calcext:value-type="string">
            <text:p>the address of the peripheral device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32</text:p>
          </table:table-cell>
          <table:table-cell table:style-name="ce4" office:value-type="string" calcext:value-type="string">
            <text:p><text:s/>is set through deep-sw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3"/>
          <table:table-cell table:style-name="ce4" office:value-type="string" calcext:value-type="string">
            <text:p>Enable Hopper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65</text:p>
          </table:table-cell>
          <table:table-cell table:style-name="ce4" office:value-type="string" calcext:value-type="string">
            <text:p>the hopper is qualified for payment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3"/>
          <table:table-cell table:style-name="ce4" office:value-type="string" calcext:value-type="string">
            <text:p>Test Hopper 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3"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status byte 1</text:p>
          </table:table-cell>
          <table:table-cell table:number-columns-repeated="1015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office:value-type="string" calcext:value-type="string">
            <text:p>Bit0=1 Stopped hopper for current and restarted after release.</text:p>
          </table:table-cell>
          <table:table-cell table:number-columns-repeated="1015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office:value-type="string" calcext:value-type="string">
            <text:p>Bit1=1 Timeout during supply (lack of coins or blocked engine)</text:p>
          </table:table-cell>
          <table:table-cell table:number-columns-repeated="1015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office:value-type="string" calcext:value-type="string">
            <text:p>Bit2=1 Engine has made a release operation during the last supply</text:p>
          </table:table-cell>
          <table:table-cell table:number-columns-repeated="1015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office:value-type="string" calcext:value-type="string">
            <text:p>Bit3=1 Set bit=1 at PowerOn and reset at firs valid command</text:p>
          </table:table-cell>
          <table:table-cell table:number-columns-repeated="1015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office:value-type="string" calcext:value-type="string">
            <text:p>Bit4=1 Hopper disabled (disable with command 165)</text:p>
          </table:table-cell>
          <table:table-cell table:number-columns-repeated="1015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office:value-type="string" calcext:value-type="string">
            <text:p>Bit5=1 Hopper stopped from command 132 (“Emergency stop value”)</text:p>
          </table:table-cell>
          <table:table-cell table:number-columns-repeated="1015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office:value-type="string" calcext:value-type="string">
            <text:p>Bit6= 1 Hopper in duty / bit=0 hopper in IDLE (waiting for commands)</text:p>
          </table:table-cell>
          <table:table-cell table:number-columns-repeated="1015"/>
        </table:table-row>
        <table:table-row table:style-name="ro2">
          <table:table-cell/>
          <table:table-cell table:style-name="ce3" table:number-columns-repeated="4"/>
          <table:table-cell table:number-columns-repeated="3"/>
          <table:table-cell office:value-type="string" calcext:value-type="string">
            <text:p>Bit7= 1 Problem during coin recovery. Coin not correctly recovered.</text:p>
            <text:p>Bits reset (except bit 3 and 6) at each new qualification (command 164) or at reset (command 1)</text:p>
          </table:table-cell>
          <table:table-cell table:number-columns-repeated="1015"/>
        </table:table-row>
        <table:table-row table:style-name="ro1">
          <table:table-cell/>
          <table:table-cell table:style-name="ce3"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status byte 2</text:p>
          </table:table-cell>
          <table:table-cell table:number-columns-repeated="1015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4" office:value-type="string" calcext:value-type="string">
            <text:p>Bit0=1 Inductive sensors faulty coins </text:p>
          </table:table-cell>
          <table:table-cell table:number-columns-repeated="1015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4" office:value-type="string" calcext:value-type="string">
            <text:p>Bit1=1 Data Checksum wrong coins </text:p>
          </table:table-cell>
          <table:table-cell table:number-columns-repeated="1015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4" office:value-type="string" calcext:value-type="string">
            <text:p>Bit2=1 Faulty Hall sensor </text:p>
          </table:table-cell>
          <table:table-cell table:number-columns-repeated="1015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4" office:value-type="string" calcext:value-type="string">
            <text:p>Bit3=1 Blocked Hopper for blocked photocells LB2,LB3, M1,M2,M3. </text:p>
          </table:table-cell>
          <table:table-cell table:number-columns-repeated="1015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4" office:value-type="string" calcext:value-type="string">
            <text:p>Bit4=1 Blocked Hopper for current limit overtaken after three attempts. </text:p>
          </table:table-cell>
          <table:table-cell table:number-columns-repeated="1015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4" office:value-type="string" calcext:value-type="string">
            <text:p>Bit5=1 Blocked Hopper for polling-timeout during “purge hopper” </text:p>
          </table:table-cell>
          <table:table-cell table:number-columns-repeated="1015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4" office:value-type="string" calcext:value-type="string">
            <text:p>Bit6= NU </text:p>
          </table:table-cell>
          <table:table-cell table:number-columns-repeated="1015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4" office:value-type="string" calcext:value-type="string">
            <text:p>Bit7= NU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6</text:p>
          </table:table-cell>
          <table:table-cell table:style-name="ce3" table:number-columns-repeated="3"/>
          <table:table-cell table:style-name="ce4" office:value-type="string" calcext:value-type="string">
            <text:p>Dispense hopper value [amount mode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fault value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AC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fault va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fault va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fault va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fault va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fault va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fault va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fault va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6</text:p>
          </table:table-cell>
          <table:table-cell table:style-name="ce3" table:number-columns-repeated="3"/>
          <table:table-cell table:style-name="ce4" office:value-type="string" calcext:value-type="string">
            <text:p>Dispense hopper value [channel mode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fault value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AC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fault va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fault va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fault va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fault va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fault va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fault va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default va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hannel 1 va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hannel 2 va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hannel 3 va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hannel 4 va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hannel 5 va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hannel 6 va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hannel 7 va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hannel 8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5</text:p>
          </table:table-cell>
          <table:table-cell table:number-columns-repeated="3"/>
          <table:table-cell office:value-type="string" calcext:value-type="string">
            <text:p>Request hopper polling value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Event Counter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the value in cent of the value amount that has to be supplied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the value in cent of the supplied amoun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status of the hopper 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0</text:p>
          </table:table-cell>
          <table:table-cell table:style-name="ce4" office:value-type="string" calcext:value-type="string">
            <text:p>idle and last start of the engine has been for command 134 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7</text:p>
          </table:table-cell>
          <table:table-cell table:style-name="ce4" office:value-type="string" calcext:value-type="string">
            <text:p>payment in progress, stable engine 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8</text:p>
          </table:table-cell>
          <table:table-cell table:style-name="ce33" office:value-type="string" calcext:value-type="string">
            <text:p>payment in progress, forward engine 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9</text:p>
          </table:table-cell>
          <table:table-cell table:style-name="ce4" office:value-type="string" calcext:value-type="string">
            <text:p>payment in progress, backward engine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4</text:p>
          </table:table-cell>
          <table:table-cell table:number-columns-repeated="3"/>
          <table:table-cell table:style-name="ce4" office:value-type="string" calcext:value-type="string">
            <text:p>Emergency stop value 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value in cent of the paid amount until the st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3</text:p>
          </table:table-cell>
          <table:table-cell table:number-columns-repeated="3"/>
          <table:table-cell table:style-name="ce4" office:value-type="string" calcext:value-type="string">
            <text:p>Request hopper coin value 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hannel numb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hannel currency name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value in cent and cou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2</text:p>
          </table:table-cell>
          <table:table-cell table:number-columns-repeated="3"/>
          <table:table-cell table:style-name="ce4" office:value-type="string" calcext:value-type="string">
            <text:p>Request indexed hopper dispense count 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number of the coin supplied from that channel from the rese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9</text:p>
          </table:table-cell>
          <table:table-cell table:number-columns-repeated="3"/>
          <table:table-cell table:style-name="ce4" office:value-type="string" calcext:value-type="string">
            <text:p>Purge hopper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f</text:p>
          </table:table-cell>
          <table:table-cell table:number-columns-repeated="3"/>
          <table:table-cell table:style-name="ce4" office:value-type="string" calcext:value-type="string">
            <text:p>Reprogram pocket 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hannel number for left pock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ew channel number for left pock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hannel number for right pock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ew channel number for right pock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e</text:p>
          </table:table-cell>
          <table:table-cell table:number-columns-repeated="3"/>
          <table:table-cell table:style-name="ce4" office:value-type="string" calcext:value-type="string">
            <text:p>Request pocket status 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number of channel programmed in left pocket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umber of channel programmed in right pocke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coin value programmed in left pocke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" office:value-type="string" calcext:value-type="string">
            <text:p>coin value programmed in right pocket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pockets statuses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it0=1 <text:span text:style-name="T1">indicates that the left pocket is full </text:span>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it1=1 <text:span text:style-name="T1">indicates that the right pocket is full </text:span>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it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it3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it4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it5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it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it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</text:p>
          </table:table-cell>
          <table:table-cell table:number-columns-repeated="3"/>
          <table:table-cell table:style-name="ce5" office:value-type="string" calcext:value-type="string">
            <text:p>Request Comms Revision 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3</text:p>
          </table:table-cell>
          <table:table-cell office:value-type="string" calcext:value-type="string">
            <text:p>numb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</text:p>
          </table:table-cell>
          <table:table-cell table:number-columns-repeated="3"/>
          <table:table-cell table:style-name="ce5" office:value-type="string" calcext:value-type="string">
            <text:p>Reset device 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" office:value-type="string" calcext:value-type="string">
            <text:p>replies with ACK after the execution of a soft reset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ACK</text:p>
          </table:table-cell>
          <table:table-cell table:number-columns-repeated="1015"/>
        </table:table-row>
        <table:table-row table:style-name="ro1" table:number-rows-repeated="1048400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1"/>
    <style:font-face style:name="Helvetica" svg:font-family="Helvetica, Helvetica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.00.0000</text:date>, <text:time style:data-style-name="N2" text:time-value="19:20:38.28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a.kalugin</meta:initial-creator>
    <meta:creation-date>2015-12-28T14:33:37Z</meta:creation-date>
    <dc:date>2018-04-17T19:22:21.453000000</dc:date>
    <meta:editing-cycles>86</meta:editing-cycles>
    <meta:editing-duration>PT14H23M36S</meta:editing-duration>
    <meta:document-statistic meta:table-count="1" meta:cell-count="364" meta:object-count="0"/>
  </office:meta>
</office:document-meta>
</file>